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18a930"/>
    </style:style>
    <style:style style:name="P2" style:family="paragraph" style:parent-style-name="Text_20_body">
      <style:text-properties fo:font-style="italic" officeooo:paragraph-rsid="0018a930" style:font-style-asian="italic" style:font-style-complex="italic"/>
    </style:style>
    <style:style style:name="P3" style:family="paragraph" style:parent-style-name="Bullets" style:list-style-name="L1"/>
    <style:style style:name="P4" style:family="paragraph" style:parent-style-name="Heading_20_1">
      <style:text-properties officeooo:paragraph-rsid="0018a930"/>
    </style:style>
    <style:style style:name="P5" style:family="paragraph" style:parent-style-name="Text_20_body">
      <style:text-properties officeooo:paragraph-rsid="0018a930"/>
    </style:style>
    <style:style style:name="P6" style:family="paragraph" style:parent-style-name="Text_20_body">
      <style:text-properties fo:font-style="italic" officeooo:paragraph-rsid="0018a930" style:font-style-asian="italic" style:font-style-complex="italic"/>
    </style:style>
    <style:style style:name="T1" style:family="text">
      <style:text-properties fo:font-weight="bold" style:font-weight-asian="bold" style:font-weight-complex="bold"/>
    </style:style>
    <style:style style:name="T2" style:family="text">
      <style:text-properties fo:font-weight="bold" officeooo:rsid="011bc7fe" style:font-weight-asian="bold" style:font-weight-complex="bold"/>
    </style:style>
    <style:style style:name="T3" style:family="text">
      <style:text-properties officeooo:rsid="012b6980"/>
    </style:style>
    <style:style style:name="T4" style:family="text">
      <style:text-properties fo:background-color="#ffff00" loext:char-shading-value="0"/>
    </style:style>
    <style:style style:name="T5" style:family="text">
      <style:text-properties fo:font-style="italic" style:font-style-asian="italic" style:font-style-complex="italic"/>
    </style:style>
    <style:style style:name="T6" style:family="text">
      <style:text-properties fo:font-style="italic" officeooo:rsid="0118863b" style:font-style-asian="italic" style:font-style-complex="italic"/>
    </style:style>
    <style:style style:name="T7" style:family="text">
      <style:text-properties officeooo:rsid="011a3547"/>
    </style:style>
    <style:style style:name="T8" style:family="text">
      <style:text-properties officeooo:rsid="011bc7fe"/>
    </style:style>
    <style:style style:name="T9" style:family="text">
      <style:text-properties fo:background-color="#ffffa6" loext:char-shading-value="0"/>
    </style:style>
    <style:style style:name="T10" style:family="text">
      <style:text-properties fo:background-color="#ffffa6" loext:char-shading-value="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text:bookmark-start text:name="__RefHeading___Toc13702_2314466916"/>Timeline <text:span text:style-name="T3">Interpreted</text:span><text:bookmark-end text:name="__RefHeading___Toc13702_2314466916"/></text:h>
      <text:p text:style-name="P1"><text:span text:style-name="T1">Daniel 12:11<text:line-break/></text:span>'And from the time that the regular burnt offering is taken away and the <text:span text:style-name="T4">abomination that makes desolate is set up</text:span>, there shall be 1,290 days. '</text:p>
      <text:p text:style-name="P1"><text:span text:style-name="T5">This verse says that the abomination of desolation was “set up” or erected. When was the abomination of desolation set up and what is it? <text:line-break/>I believe that the abomination is the Al-Aqsa Mosque that was built on the temple mount, the Holiest place in Jerusalem and in the entire world. It is the “abomination that makes desolate”. It is through this religion that follows a false god with the intent to destroy the one true living God. To God, this is an abomination in every way. The Al-Aqsa Mosque was established </text:span><text:span text:style-name="T6">on the temple mount between 685AD and 705AD. I few take the midpoint of this date-range, we get a date of 695AD.</text:span></text:p>
      <text:p text:style-name="P1"><text:span text:style-name="T1">Daniel 12:11-12<text:line-break/></text:span>'And from the time that the regular burnt offering is taken away and the <text:span text:style-name="T4">abomination that makes desolate is set up</text:span>, <text:span text:style-name="T4">there shall be 1,290 days</text:span>. <text:span text:style-name="T4">Blessed is he who waits and arrives at the 1,335 days</text:span>. '</text:p>
      <text:p text:style-name="P2">We can do some math here and determine the year of coming of Christ, but not the day or hour. If each day is equivalent to a year, then we can calculate the following: Desolation of abomination was set up in 695AD and we add 1335 days to be blessed by our Lord when he returns, we get a date of 2030.</text:p>
      <text:p text:style-name="P2">We can also conclude that there will be significant event<text:span text:style-name="T7">s</text:span> 1290 days after the mosque was built. This gives us a year of 1985. What happened in 1985, <text:span text:style-name="T7">so we can see what is being predicted</text:span>?</text:p>
      <text:list text:style-name="L1">
        <text:list-item>
          <text:p text:style-name="P3"><text:span text:style-name="T1">February 16</text:span> - Israel begins withdrawing troops from Lebanon. <text:span text:style-name="T10">The ideology of Hezbollah is declared in a program issued in Beirut.</text:span> </text:p>
        </text:list-item>
        <text:list-item>
          <text:p text:style-name="P3"><text:span text:style-name="T1">March 3</text:span> – The 8.0 Mw Algarrobo <text:span text:style-name="T10">earthquake</text:span> hits Santiago and Valparaíso, Chile, leaving <text:span text:style-name="T10">177 dead</text:span>, 2,575 injured, 142,489 houses destroyed, and approximately a million people homeless.</text:p>
        </text:list-item>
        <text:list-item>
          <text:p text:style-name="P3"><text:span text:style-name="T1">March 8</text:span> – <text:span text:style-name="T10">A Beirut car bomb</text:span>, planted in an attempt to <text:span text:style-name="T10">assassinate Islamic cleric Sayyed Mohammad Hussein Fadlallah</text:span>, kills more than 80 people and injures 200 more.[21]</text:p>
        </text:list-item>
        <text:list-item>
          <text:p text:style-name="P3"><text:span text:style-name="T1">April 12</text:span> – El Descanso bombing: <text:span text:style-name="T10">A terrorist bombing attributed to the Islamic Jihad Organization</text:span> in the El Descanso restaurant near Madrid, Spain, mostly attended by U.S. personnel from the Torrejón Air Base, causes 18 deaths (all Spaniards) and 82 injuries.</text:p>
        </text:list-item>
        <text:list-item>
          <text:p text:style-name="P3"><text:span text:style-name="T1">April 19</text:span> – The <text:span text:style-name="T10">Soviet Union performs a nuclear weapon test</text:span> in eastern Kazakhstan.</text:p>
        </text:list-item>
        <text:list-item>
          <text:p text:style-name="P3"><text:span text:style-name="T1">May 25 </text:span>– Approximately <text:span text:style-name="T10">10,000 people are killed</text:span> when Bangladesh is affected by the storm<text:span text:style-name="T10"> surge from Tropical Storm One</text:span> (1B).</text:p>
        </text:list-item>
        <text:list-item>
          <text:p text:style-name="P3"><text:span text:style-name="T1">May 31</text:span> – <text:span text:style-name="T10">Forty-four tornadoes hit Ohio</text:span>, Pennsylvania, New York and Ontario, including a rare and powerful F5. In total, the event kills 90 people.</text:p>
        </text:list-item>
        <text:list-item>
          <text:p text:style-name="P3"><text:span text:style-name="T2">June 14</text:span><text:span text:style-name="T8"> - </text:span>TWA Flight 847, carrying 153 passengers from Athens to Rome, is <text:span text:style-name="T10">hijacked by a Hezbollah</text:span> fringe group. One passenger, U.S. Navy Petty Officer Robert Stethem, is killed. Greek police arrest a 65-year-old Lebanese suspect on September 21, 2019.[40]</text:p>
        </text:list-item>
        <text:list-item>
          <text:p text:style-name="P3"><text:span text:style-name="T1">June 20 </text:span>– 1985 <text:span text:style-name="T10">Nepal bombings</text:span>: A series of bomb blasts occurs in Kathmandu and other cities of Nepal.[43]</text:p>
        </text:list-item>
        <text:list-item>
          <text:p text:style-name="P3"><text:span text:style-name="T1">September 19</text:span> – An 8.0 Mw <text:span text:style-name="T10">earthquake strikes Mexico City</text:span>, <text:span text:style-name="T10">killing between 5,000 and 45,000 people</text:span> and injuring 30,000 more.</text:p>
        </text:list-item>
        <text:list-item>
          <text:p text:style-name="P3"><text:span text:style-name="T1">October 1</text:span> – Operation Wooden Leg: The I<text:span text:style-name="T10">sraeli air force bombs Palestine Liberation Organization</text:span> headquarters near Tunis.</text:p>
        </text:list-item>
        <text:list-item>
          <text:p text:style-name="P3"><text:soft-page-break/><text:span text:style-name="T1">October 7 </text:span>– The <text:span text:style-name="T10">cruise ship Achille Lauro is hijacked</text:span> in the Mediterranean Sea by four <text:span text:style-name="T10">heavily armed Palestinian terrorists</text:span>. One passenger, American Leon Klinghoffer, is killed.</text:p>
        </text:list-item>
        <text:list-item>
          <text:p text:style-name="P3"><text:span text:style-name="T1">November 12</text:span> – A <text:span text:style-name="T10">total solar eclipse</text:span> occurs over Antarctica at 14:11:22 UTC.</text:p>
        </text:list-item>
        <text:list-item>
          <text:p text:style-name="P3"><text:span text:style-name="T1">November 13</text:span> – Armero tragedy: The Nevado del Ruiz <text:span text:style-name="T10">volcano erupts</text:span>, <text:span text:style-name="T10">killing an estimated 23,000 people</text:span>, including 21,000 killed by lahars, in the town of Armero, Colombia.</text:p>
        </text:list-item>
        <text:list-item>
          <text:p text:style-name="P3"><text:span text:style-name="T1">November 29</text:span> – <text:span text:style-name="T10">Gérard Hoarau</text:span>, exiled political leader from the Seychelles, is <text:span text:style-name="T10">assassinated</text:span> in London.</text:p>
        </text:list-item>
        <text:list-item>
          <text:p text:style-name="P3"><text:span text:style-name="T1">December 27</text:span> - Rome and Vienna airport attacks: <text:span text:style-name="T10">Abu Nidal terrorists open fire in the airports of Rome and Vienna</text:span>, leaving 18 dead and 120 injured.</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s" style:family="paragraph" style:parent-style-name="Text_20_body">
      <style:paragraph-properties fo:margin-top="0in" fo:margin-bottom="0.0299in" style:contextual-spacing="false"/>
    </style:style>
    <style:style style:name="Heading_20_1" style:display-name="Heading 1" style:family="paragraph" style:parent-style-name="Heading" style:next-style-name="Text_20_body" style:default-outline-level="1" style:class="text">
      <style:paragraph-properties fo:margin-top="0.1701in" fo:margin-bottom="0.0799in" style:contextual-spacing="tru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1in" fo:page-height="8.5in" style:num-format="1" style:print-orientation="landscape" fo:margin-top="0.3in" fo:margin-bottom="0.3in" fo:margin-left="0.3in" fo:margin-right="0.3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7T18:22:35.157476612</meta:creation-date>
    <dc:date>2024-10-11T00:05:01.296490880</dc:date>
    <meta:editing-duration>PT57M53S</meta:editing-duration>
    <meta:editing-cycles>2</meta:editing-cycles>
    <meta:generator>LibreOffice/24.2.5.2$Linux_X86_64 LibreOffice_project/420$Build-2</meta:generator>
    <meta:document-statistic meta:table-count="0" meta:image-count="0" meta:object-count="0" meta:page-count="2" meta:paragraph-count="22" meta:word-count="668" meta:character-count="3879" meta:non-whitespace-character-count="3234"/>
  </office:meta>
</office:document-meta>
</file>